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automatic-styles>
    <style:style style:name="P1" style:family="paragraph" style:parent-style-name="Standard">
      <style:text-properties officeooo:rsid="0029d721" officeooo:paragraph-rsid="0029d721"/>
    </style:style>
    <style:style style:name="P2" style:family="paragraph" style:parent-style-name="Title">
      <style:text-properties officeooo:rsid="002ee060" officeooo:paragraph-rsid="002ee060"/>
    </style:style>
    <style:style style:name="P3" style:family="paragraph" style:parent-style-name="Standard">
      <style:text-properties fo:font-size="16pt" officeooo:rsid="0029d721" officeooo:paragraph-rsid="0029d721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 Can Work It Out</text:p>
      <text:p text:style-name="P1"/>
      <text:section text:style-name="Sect1" text:name="Section1">
        <text:p text:style-name="P3">Try to see it my way</text:p>
        <text:p text:style-name="P3">Do I have to keep on talking 'til I can't go on?</text:p>
        <text:p text:style-name="P3">While you see it your way</text:p>
        <text:p text:style-name="P3">Run the risk of knowing that our love may soon be gone</text:p>
        <text:p text:style-name="P3"/>
        <text:p text:style-name="P3">We can work it out</text:p>
        <text:p text:style-name="P3">We can work it out</text:p>
        <text:p text:style-name="P3"/>
        <text:p text:style-name="P3">Think of what you're saying</text:p>
        <text:p text:style-name="P3">You can get it wrong and still you think that it's alright</text:p>
        <text:p text:style-name="P3">Think of what I'm saying</text:p>
        <text:p text:style-name="P3">We can work it out and get it straight, or say good night</text:p>
        <text:p text:style-name="P3"/>
        <text:p text:style-name="P3">We can work it out</text:p>
        <text:p text:style-name="P3">We can work it out</text:p>
        <text:p text:style-name="P3"/>
        <text:p text:style-name="P3">Life is very short, and there's no time</text:p>
        <text:p text:style-name="P3">For fussing and fighting, my friend</text:p>
        <text:p text:style-name="P3">I have always thought that it's a crime</text:p>
        <text:p text:style-name="P3">So, I will ask you once again</text:p>
        <text:p text:style-name="P3"/>
        <text:p text:style-name="P3">Try to see it my way</text:p>
        <text:p text:style-name="P3">Only time will tell if I am right or I am wrong</text:p>
        <text:p text:style-name="P3">While you see it your way</text:p>
        <text:p text:style-name="P3">There's a chance that we might fall apart before too long</text:p>
        <text:p text:style-name="P3"/>
        <text:p text:style-name="P3">We can work it out</text:p>
        <text:p text:style-name="P3">We can work it out</text:p>
        <text:p text:style-name="P3"/>
        <text:p text:style-name="P3">Life is very short, and there's no time</text:p>
        <text:p text:style-name="P3">For fussing and fighting, my friend</text:p>
        <text:p text:style-name="P3">I have always thought that it's a crime</text:p>
        <text:p text:style-name="P3">So I will ask you once again</text:p>
        <text:p text:style-name="P3"/>
        <text:p text:style-name="P3">Try to see it my way</text:p>
        <text:p text:style-name="P3">Only time will tell if I am right or I am wrong</text:p>
        <text:p text:style-name="P3">While you see it your way</text:p>
        <text:p text:style-name="P3">There's a chance that we might fall apart before too long</text:p>
        <text:p text:style-name="P3"/>
        <text:p text:style-name="P3">We can work it out</text:p>
        <text:p text:style-name="P3">We can work it out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nturis ADF" svg:font-family="'Venturis ADF'" style:font-adornments="Regular" style:font-pitch="variable"/>
    <style:font-face style:name="VenturisSans ADF No2 Cd" svg:font-family="'VenturisSans ADF No2 Cd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nturis ADF" fo:font-family="'Venturis ADF'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nturisSans ADF No2 Cd" fo:font-family="'VenturisSans ADF No2 Cd'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Fira Code" fo:font-family="'Fira Code'" style:font-style-name="Regular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enturis" style:family="text">
      <style:text-properties style:font-name="Venturis ADF" fo:font-family="'Venturis ADF'" style:font-style-name="Regular" style:font-pitch="variable" fo:font-size="11pt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4:43:34.999258646</meta:creation-date>
    <dc:title>new_venturis</dc:title>
    <meta:editing-duration>PT1H3M50S</meta:editing-duration>
    <meta:editing-cycles>5</meta:editing-cycles>
    <meta:generator>LibreOffice/7.3.7.2$Linux_X86_64 LibreOffice_project/30$Build-2</meta:generator>
    <dc:date>2023-06-25T11:02:40.351867163</dc:date>
    <meta:document-statistic meta:table-count="0" meta:image-count="0" meta:object-count="0" meta:page-count="1" meta:paragraph-count="33" meta:word-count="244" meta:character-count="1056" meta:non-whitespace-character-count="845"/>
    <meta:template xlink:type="simple" xlink:actuate="onRequest" xlink:title="new_venturis" xlink:href="../../../../../Templates/new_venturis.ott" meta:date="2023-05-13T14:43:34.278230612"/>
  </office:meta>
</office:document-meta>
</file>